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ab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tab/><text:tab/><text:tab/><text:span text:style-name="T1">Formularios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2:52:12.785846473</meta:creation-date>
    <meta:generator>LibreOffice/6.2.7.1$MacOSX_X86_64 LibreOffice_project/23edc44b61b830b7d749943e020e96f5a7df63bf</meta:generator>
    <dc:date>2019-10-01T15:34:29.655396281</dc:date>
    <meta:editing-duration>PT1H56M22S</meta:editing-duration>
    <meta:editing-cycles>2</meta:editing-cycles>
    <meta:document-statistic meta:table-count="0" meta:image-count="0" meta:object-count="0" meta:page-count="1" meta:paragraph-count="1" meta:word-count="1" meta:character-count="15" meta:non-whitespace-character-count="11"/>
  </office:meta>
</office:document-meta>
</file>